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2.7cm" svg:x="0.1cm" svg:y="4.545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</draw:text-box>
        </draw:frame>
        <draw:line draw:style-name="gr2" draw:text-style-name="P3" draw:layer="layout" svg:x1="14.705cm" svg:y1="17.245cm" svg:x2="0.1cm" svg:y2="17.24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0.725cm" svg:x="0.1cm" svg:y="3.18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4.705cm" svg:y2="3.91cm">
          <text:p/>
        </draw:line>
        <draw:frame draw:style-name="gr3" draw:text-style-name="P5" draw:layer="layout" svg:width="5.08cm" svg:height="12.7cm" svg:x="5.18cm" svg:y="4.545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4.49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subWords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45cm" svg:y1="17.218cm" svg:x2="5.141cm" svg:y2="3.91cm">
          <text:p/>
        </draw:line>
        <draw:line draw:style-name="gr2" draw:text-style-name="P3" draw:layer="layout" svg:x1="10.26cm" svg:y1="3.91cm" svg:x2="10.26cm" svg:y2="17.245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7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2-02-04T16:49:05.93</dc:date>
    <dc:language>en-US</dc:language>
    <meta:editing-cycles>16</meta:editing-cycles>
    <meta:editing-duration>PT01H18M33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